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bf0041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be-clock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est:</text:p>
          </table:table-cell>
          <table:table-cell office:value-type="string" calcext:value-type="string">
            <text:p>change clock divisor for PIO to keep effects outside of shift loop smal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clusion:</text:p>
          </table:table-cell>
          <table:table-cell office:value-type="string" calcext:value-type="string">
            <text:p>for low speed there is some gain, for higher not.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: there must be a timing constraint I’m not aware of (see x16 and x8)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openocd (optimized)</text:p>
          </table:table-cell>
          <table:table-cell/>
          <table:table-cell office:value-type="string" calcext:value-type="string">
            <text:p>408KByte</text:p>
          </table:table-cell>
          <table:table-cell office:value-type="string" calcext:value-type="string">
            <text:p>x16</text:p>
          </table:table-cell>
          <table:table-cell>
            <draw:frame draw:z-index="0" draw:style-name="gr1" draw:text-style-name="P1" svg:width="6.2988in" svg:height="3.5429in" svg:x="0.6358in" svg:y="0.0185in">
              <draw:object draw:notify-on-update-of-ranges="'probe-clock'.B11:'probe-clock'.B11 'probe-clock'.B12:'probe-clock'.B20 'probe-clock'.D11:'probe-clock'.D11 'probe-clock'.D12:'probe-clock'.D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req-req</text:p>
          </table:table-cell>
          <table:table-cell office:value-type="string" calcext:value-type="string">
            <text:p>Freq-ef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408/t</text:p>
          </table:table-cell>
          <table:table-cell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9.3" calcext:value-type="float">
            <text:p>19.3</text:p>
          </table:table-cell>
          <table:table-cell table:formula="of:=408/[.C12]" office:value-type="float" office:value="21.139896373057" calcext:value-type="float">
            <text:p>21.1398963730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2" calcext:value-type="float">
            <text:p>992</text:p>
          </table:table-cell>
          <table:table-cell office:value-type="float" office:value="12.6" calcext:value-type="float">
            <text:p>12.6</text:p>
          </table:table-cell>
          <table:table-cell table:formula="of:=408/[.C13]" office:value-type="float" office:value="32.3809523809524" calcext:value-type="float">
            <text:p>32.3809523809524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3" calcext:value-type="float">
            <text:p>1953</text:p>
          </table:table-cell>
          <table:table-cell office:value-type="float" office:value="9.2" calcext:value-type="float">
            <text:p>9.2</text:p>
          </table:table-cell>
          <table:table-cell table:formula="of:=408/[.C14]" office:value-type="float" office:value="44.3478260869565" calcext:value-type="float">
            <text:p>44.3478260869565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76" calcext:value-type="float">
            <text:p>2976</text:p>
          </table:table-cell>
          <table:table-cell office:value-type="float" office:value="8" calcext:value-type="float">
            <text:p>8</text:p>
          </table:table-cell>
          <table:table-cell table:formula="of:=408/[.C15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06" calcext:value-type="float">
            <text:p>3906</text:p>
          </table:table-cell>
          <table:table-cell office:value-type="float" office:value="7.5" calcext:value-type="float">
            <text:p>7.5</text:p>
          </table:table-cell>
          <table:table-cell table:formula="of:=408/[.C16]" office:value-type="float" office:value="54.4" calcext:value-type="float">
            <text:p>54.4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807" calcext:value-type="float">
            <text:p>4807</text:p>
          </table:table-cell>
          <table:table-cell office:value-type="float" office:value="7.2" calcext:value-type="float">
            <text:p>7.2</text:p>
          </table:table-cell>
          <table:table-cell table:formula="of:=408/[.C17]" office:value-type="float" office:value="56.6666666666667" calcext:value-type="float">
            <text:p>56.6666666666667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681" calcext:value-type="float">
            <text:p>5681</text:p>
          </table:table-cell>
          <table:table-cell office:value-type="float" office:value="7" calcext:value-type="float">
            <text:p>7</text:p>
          </table:table-cell>
          <table:table-cell table:formula="of:=408/[.C18]" office:value-type="float" office:value="58.2857142857143" calcext:value-type="float">
            <text:p>58.285714285714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944" calcext:value-type="float">
            <text:p>6944</text:p>
          </table:table-cell>
          <table:table-cell office:value-type="float" office:value="6.7" calcext:value-type="float">
            <text:p>6.7</text:p>
          </table:table-cell>
          <table:table-cell table:formula="of:=408/[.C19]" office:value-type="float" office:value="60.8955223880597" calcext:value-type="float">
            <text:p>60.8955223880597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812" calcext:value-type="float">
            <text:p>7812</text:p>
          </table:table-cell>
          <table:table-cell office:value-type="float" office:value="6.6" calcext:value-type="float">
            <text:p>6.6</text:p>
          </table:table-cell>
          <table:table-cell table:formula="of:=408/[.C20]" office:value-type="float" office:value="61.8181818181818" calcext:value-type="float">
            <text:p>61.8181818181818</text:p>
          </table:table-cell>
          <table:table-cell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8928" calcext:value-type="float">
            <text:p>8928</text:p>
          </table:table-cell>
          <table:table-cell table:style-name="ce1" office:value-type="float" office:value="25.6" calcext:value-type="float">
            <text:p>25.6</text:p>
          </table:table-cell>
          <table:table-cell table:formula="of:=408/[.C21]" office:value-type="float" office:value="15.9375" calcext:value-type="float">
            <text:p>15.9375</text:p>
          </table:table-cell>
          <table:table-cell/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openocd (optimized)</text:p>
          </table:table-cell>
          <table:table-cell/>
          <table:table-cell office:value-type="string" calcext:value-type="string">
            <text:p>408KByte</text:p>
          </table:table-cell>
          <table:table-cell office:value-type="string" calcext:value-type="string">
            <text:p>x8</text:p>
          </table:table-cell>
          <table:table-cell>
            <draw:frame draw:z-index="1" draw:style-name="gr1" draw:text-style-name="P1" svg:width="6.2988in" svg:height="3.5429in" svg:x="0.7122in" svg:y="0.0283in">
              <draw:object draw:notify-on-update-of-ranges="'probe-clock'.B36:'probe-clock'.B36 'probe-clock'.B37:'probe-clock'.B49 'probe-clock'.D36:'probe-clock'.D36 'probe-clock'.D37:'probe-clock'.D4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req-req</text:p>
          </table:table-cell>
          <table:table-cell office:value-type="string" calcext:value-type="string">
            <text:p>Freq-ef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408/t</text:p>
          </table:table-cell>
          <table:table-cell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19.7" calcext:value-type="float">
            <text:p>19.7</text:p>
          </table:table-cell>
          <table:table-cell table:formula="of:=408/[.C37]" office:value-type="float" office:value="20.7106598984772" calcext:value-type="float">
            <text:p>20.710659898477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2" calcext:value-type="float">
            <text:p>992</text:p>
          </table:table-cell>
          <table:table-cell office:value-type="float" office:value="12.7" calcext:value-type="float">
            <text:p>12.7</text:p>
          </table:table-cell>
          <table:table-cell table:formula="of:=408/[.C38]" office:value-type="float" office:value="32.1259842519685" calcext:value-type="float">
            <text:p>32.1259842519685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3" calcext:value-type="float">
            <text:p>1953</text:p>
          </table:table-cell>
          <table:table-cell office:value-type="float" office:value="9.3" calcext:value-type="float">
            <text:p>9.3</text:p>
          </table:table-cell>
          <table:table-cell table:formula="of:=408/[.C39]" office:value-type="float" office:value="43.8709677419355" calcext:value-type="float">
            <text:p>43.8709677419355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76" calcext:value-type="float">
            <text:p>2976</text:p>
          </table:table-cell>
          <table:table-cell office:value-type="float" office:value="8.1" calcext:value-type="float">
            <text:p>8.1</text:p>
          </table:table-cell>
          <table:table-cell table:formula="of:=408/[.C40]" office:value-type="float" office:value="50.3703703703704" calcext:value-type="float">
            <text:p>50.3703703703704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06" calcext:value-type="float">
            <text:p>3906</text:p>
          </table:table-cell>
          <table:table-cell office:value-type="float" office:value="7.6" calcext:value-type="float">
            <text:p>7.6</text:p>
          </table:table-cell>
          <table:table-cell table:formula="of:=408/[.C41]" office:value-type="float" office:value="53.6842105263158" calcext:value-type="float">
            <text:p>53.6842105263158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807" calcext:value-type="float">
            <text:p>4807</text:p>
          </table:table-cell>
          <table:table-cell office:value-type="float" office:value="7.3" calcext:value-type="float">
            <text:p>7.3</text:p>
          </table:table-cell>
          <table:table-cell table:formula="of:=408/[.C42]" office:value-type="float" office:value="55.8904109589041" calcext:value-type="float">
            <text:p>55.8904109589041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681" calcext:value-type="float">
            <text:p>5681</text:p>
          </table:table-cell>
          <table:table-cell office:value-type="float" office:value="7" calcext:value-type="float">
            <text:p>7</text:p>
          </table:table-cell>
          <table:table-cell table:formula="of:=408/[.C43]" office:value-type="float" office:value="58.2857142857143" calcext:value-type="float">
            <text:p>58.285714285714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944" calcext:value-type="float">
            <text:p>6944</text:p>
          </table:table-cell>
          <table:table-cell office:value-type="float" office:value="6.7" calcext:value-type="float">
            <text:p>6.7</text:p>
          </table:table-cell>
          <table:table-cell table:formula="of:=408/[.C44]" office:value-type="float" office:value="60.8955223880597" calcext:value-type="float">
            <text:p>60.8955223880597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812" calcext:value-type="float">
            <text:p>7812</text:p>
          </table:table-cell>
          <table:table-cell office:value-type="float" office:value="6.6" calcext:value-type="float">
            <text:p>6.6</text:p>
          </table:table-cell>
          <table:table-cell table:formula="of:=408/[.C45]" office:value-type="float" office:value="61.8181818181818" calcext:value-type="float">
            <text:p>61.8181818181818</text:p>
          </table:table-cell>
          <table:table-cell/>
        </table:table-row>
        <table:table-row table:style-name="ro1"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8928" calcext:value-type="float">
            <text:p>8928</text:p>
          </table:table-cell>
          <table:table-cell table:style-name="ce2" office:value-type="float" office:value="6.5" calcext:value-type="float">
            <text:p>6.5</text:p>
          </table:table-cell>
          <table:table-cell table:formula="of:=408/[.C46]" office:value-type="float" office:value="62.7692307692308" calcext:value-type="float">
            <text:p>62.7692307692308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0416" calcext:value-type="float">
            <text:p>10416</text:p>
          </table:table-cell>
          <table:table-cell office:value-type="float" office:value="6.4" calcext:value-type="float">
            <text:p>6.4</text:p>
          </table:table-cell>
          <table:table-cell table:formula="of:=408/[.C47]" office:value-type="float" office:value="63.75" calcext:value-type="float">
            <text:p>63.75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2500" calcext:value-type="float">
            <text:p>12500</text:p>
          </table:table-cell>
          <table:table-cell office:value-type="float" office:value="6.3" calcext:value-type="float">
            <text:p>6.3</text:p>
          </table:table-cell>
          <table:table-cell table:formula="of:=408/[.C48]" office:value-type="float" office:value="64.7619047619048" calcext:value-type="float">
            <text:p>64.7619047619048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5625" calcext:value-type="float">
            <text:p>15625</text:p>
          </table:table-cell>
          <table:table-cell office:value-type="float" office:value="6.2" calcext:value-type="float">
            <text:p>6.2</text:p>
          </table:table-cell>
          <table:table-cell table:formula="of:=408/[.C49]" office:value-type="float" office:value="65.8064516129032" calcext:value-type="float">
            <text:p>65.8064516129032</text:p>
          </table:table-cell>
          <table:table-cell/>
        </table:table-row>
        <table:table-row table:style-name="ro1">
          <table:table-cell table:style-name="ce3" office:value-type="float" office:value="21000" calcext:value-type="float">
            <text:p>21000</text:p>
          </table:table-cell>
          <table:table-cell table:style-name="ce3" office:value-type="float" office:value="20833" calcext:value-type="float">
            <text:p>20833</text:p>
          </table:table-cell>
          <table:table-cell table:style-name="ce3" office:value-type="float" office:value="26.3" calcext:value-type="float">
            <text:p>26.3</text:p>
          </table:table-cell>
          <table:table-cell table:style-name="ce3" table:formula="of:=408/[.C50]" office:value-type="float" office:value="15.5133079847909" calcext:value-type="float">
            <text:p>15.5133079847909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openocd (optimized)</text:p>
          </table:table-cell>
          <table:table-cell/>
          <table:table-cell office:value-type="string" calcext:value-type="string">
            <text:p>408KByte</text:p>
          </table:table-cell>
          <table:table-cell office:value-type="string" calcext:value-type="string">
            <text:p>x4</text:p>
          </table:table-cell>
          <table:table-cell>
            <draw:frame draw:z-index="2" draw:style-name="gr1" draw:text-style-name="P1" svg:width="6.2988in" svg:height="3.5429in" svg:x="0.8098in" svg:y="0.0492in">
              <draw:object draw:notify-on-update-of-ranges="'probe-clock'.B59:'probe-clock'.B59 'probe-clock'.B60:'probe-clock'.B74 'probe-clock'.D59:'probe-clock'.D59 'probe-clock'.D60:'probe-clock'.D7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req-req</text:p>
          </table:table-cell>
          <table:table-cell office:value-type="string" calcext:value-type="string">
            <text:p>Freq-ef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408/t</text:p>
          </table:table-cell>
          <table:table-cell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20.5" calcext:value-type="float">
            <text:p>20.5</text:p>
          </table:table-cell>
          <table:table-cell table:formula="of:=408/[.C60]" office:value-type="float" office:value="19.9024390243902" calcext:value-type="float">
            <text:p>19.9024390243902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2" calcext:value-type="float">
            <text:p>992</text:p>
          </table:table-cell>
          <table:table-cell office:value-type="float" office:value="13.2" calcext:value-type="float">
            <text:p>13.2</text:p>
          </table:table-cell>
          <table:table-cell table:formula="of:=408/[.C61]" office:value-type="float" office:value="30.9090909090909" calcext:value-type="float">
            <text:p>30.909090909090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3" calcext:value-type="float">
            <text:p>1953</text:p>
          </table:table-cell>
          <table:table-cell office:value-type="float" office:value="9.5" calcext:value-type="float">
            <text:p>9.5</text:p>
          </table:table-cell>
          <table:table-cell table:formula="of:=408/[.C62]" office:value-type="float" office:value="42.9473684210526" calcext:value-type="float">
            <text:p>42.9473684210526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76" calcext:value-type="float">
            <text:p>2976</text:p>
          </table:table-cell>
          <table:table-cell office:value-type="float" office:value="8.3" calcext:value-type="float">
            <text:p>8.3</text:p>
          </table:table-cell>
          <table:table-cell table:formula="of:=408/[.C63]" office:value-type="float" office:value="49.1566265060241" calcext:value-type="float">
            <text:p>49.1566265060241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06" calcext:value-type="float">
            <text:p>3906</text:p>
          </table:table-cell>
          <table:table-cell office:value-type="float" office:value="7.6" calcext:value-type="float">
            <text:p>7.6</text:p>
          </table:table-cell>
          <table:table-cell table:formula="of:=408/[.C64]" office:value-type="float" office:value="53.6842105263158" calcext:value-type="float">
            <text:p>53.6842105263158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807" calcext:value-type="float">
            <text:p>4807</text:p>
          </table:table-cell>
          <table:table-cell office:value-type="float" office:value="7.3" calcext:value-type="float">
            <text:p>7.3</text:p>
          </table:table-cell>
          <table:table-cell table:formula="of:=408/[.C65]" office:value-type="float" office:value="55.8904109589041" calcext:value-type="float">
            <text:p>55.8904109589041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681" calcext:value-type="float">
            <text:p>5681</text:p>
          </table:table-cell>
          <table:table-cell office:value-type="float" office:value="7" calcext:value-type="float">
            <text:p>7</text:p>
          </table:table-cell>
          <table:table-cell table:formula="of:=408/[.C66]" office:value-type="float" office:value="58.2857142857143" calcext:value-type="float">
            <text:p>58.2857142857143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944" calcext:value-type="float">
            <text:p>6944</text:p>
          </table:table-cell>
          <table:table-cell office:value-type="float" office:value="6.8" calcext:value-type="float">
            <text:p>6.8</text:p>
          </table:table-cell>
          <table:table-cell table:formula="of:=408/[.C67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812" calcext:value-type="float">
            <text:p>7812</text:p>
          </table:table-cell>
          <table:table-cell office:value-type="float" office:value="6.7" calcext:value-type="float">
            <text:p>6.7</text:p>
          </table:table-cell>
          <table:table-cell table:formula="of:=408/[.C68]" office:value-type="float" office:value="60.8955223880597" calcext:value-type="float">
            <text:p>60.8955223880597</text:p>
          </table:table-cell>
          <table:table-cell/>
        </table:table-row>
        <table:table-row table:style-name="ro1"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8928" calcext:value-type="float">
            <text:p>8928</text:p>
          </table:table-cell>
          <table:table-cell table:style-name="ce2" office:value-type="float" office:value="6.6" calcext:value-type="float">
            <text:p>6.6</text:p>
          </table:table-cell>
          <table:table-cell table:formula="of:=408/[.C69]" office:value-type="float" office:value="61.8181818181818" calcext:value-type="float">
            <text:p>61.8181818181818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0416" calcext:value-type="float">
            <text:p>10416</text:p>
          </table:table-cell>
          <table:table-cell office:value-type="float" office:value="6.5" calcext:value-type="float">
            <text:p>6.5</text:p>
          </table:table-cell>
          <table:table-cell table:formula="of:=408/[.C70]" office:value-type="float" office:value="62.7692307692308" calcext:value-type="float">
            <text:p>62.7692307692308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2500" calcext:value-type="float">
            <text:p>12500</text:p>
          </table:table-cell>
          <table:table-cell office:value-type="float" office:value="6.3" calcext:value-type="float">
            <text:p>6.3</text:p>
          </table:table-cell>
          <table:table-cell table:formula="of:=408/[.C71]" office:value-type="float" office:value="64.7619047619048" calcext:value-type="float">
            <text:p>64.7619047619048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5625" calcext:value-type="float">
            <text:p>15625</text:p>
          </table:table-cell>
          <table:table-cell office:value-type="float" office:value="6.2" calcext:value-type="float">
            <text:p>6.2</text:p>
          </table:table-cell>
          <table:table-cell table:formula="of:=408/[.C72]" office:value-type="float" office:value="65.8064516129032" calcext:value-type="float">
            <text:p>65.8064516129032</text:p>
          </table:table-cell>
          <table:table-cell/>
        </table:table-row>
        <table:table-row table:style-name="ro1">
          <table:table-cell table:style-name="ce2" office:value-type="float" office:value="21000" calcext:value-type="float">
            <text:p>21000</text:p>
          </table:table-cell>
          <table:table-cell table:style-name="ce2" office:value-type="float" office:value="20833" calcext:value-type="float">
            <text:p>20833</text:p>
          </table:table-cell>
          <table:table-cell table:style-name="ce2" office:value-type="float" office:value="6.1" calcext:value-type="float">
            <text:p>6.1</text:p>
          </table:table-cell>
          <table:table-cell table:style-name="ce2" table:formula="of:=408/[.C73]" office:value-type="float" office:value="66.8852459016394" calcext:value-type="float">
            <text:p>66.8852459016394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4000" calcext:value-type="float">
            <text:p>24000</text:p>
          </table:table-cell>
          <table:table-cell office:value-type="float" office:value="6" calcext:value-type="float">
            <text:p>6</text:p>
          </table:table-cell>
          <table:table-cell table:style-name="ce2" table:formula="of:=408/[.C74]" office:value-type="float" office:value="68" calcext:value-type="float">
            <text:p>68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openocd (optimized)</text:p>
          </table:table-cell>
          <table:table-cell/>
          <table:table-cell office:value-type="string" calcext:value-type="string">
            <text:p>408KByte</text:p>
          </table:table-cell>
          <table:table-cell office:value-type="string" calcext:value-type="string">
            <text:p>x2</text:p>
          </table:table-cell>
          <table:table-cell>
            <draw:frame draw:z-index="3" draw:style-name="gr1" draw:text-style-name="P1" svg:width="6.2988in" svg:height="3.5429in" svg:x="0.7559in" svg:y="0.0606in">
              <draw:object draw:notify-on-update-of-ranges="'probe-clock'.B83:'probe-clock'.B83 'probe-clock'.B84:'probe-clock'.B98 'probe-clock'.D83:'probe-clock'.D83 'probe-clock'.D84:'probe-clock'.D9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req-req</text:p>
          </table:table-cell>
          <table:table-cell office:value-type="string" calcext:value-type="string">
            <text:p>Freq-ef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408/t</text:p>
          </table:table-cell>
          <table:table-cell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float" office:value="22.6" calcext:value-type="float">
            <text:p>22.6</text:p>
          </table:table-cell>
          <table:table-cell table:formula="of:=408/[.C84]" office:value-type="float" office:value="18.0530973451327" calcext:value-type="float">
            <text:p>18.053097345132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2" calcext:value-type="float">
            <text:p>992</text:p>
          </table:table-cell>
          <table:table-cell office:value-type="float" office:value="14" calcext:value-type="float">
            <text:p>14</text:p>
          </table:table-cell>
          <table:table-cell table:formula="of:=408/[.C85]" office:value-type="float" office:value="29.1428571428571" calcext:value-type="float">
            <text:p>29.1428571428571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3" calcext:value-type="float">
            <text:p>1953</text:p>
          </table:table-cell>
          <table:table-cell office:value-type="float" office:value="10" calcext:value-type="float">
            <text:p>10</text:p>
          </table:table-cell>
          <table:table-cell table:formula="of:=408/[.C86]" office:value-type="float" office:value="40.8" calcext:value-type="float">
            <text:p>40.8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76" calcext:value-type="float">
            <text:p>2976</text:p>
          </table:table-cell>
          <table:table-cell office:value-type="float" office:value="8.5" calcext:value-type="float">
            <text:p>8.5</text:p>
          </table:table-cell>
          <table:table-cell table:formula="of:=408/[.C87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06" calcext:value-type="float">
            <text:p>3906</text:p>
          </table:table-cell>
          <table:table-cell office:value-type="float" office:value="7.8" calcext:value-type="float">
            <text:p>7.8</text:p>
          </table:table-cell>
          <table:table-cell table:formula="of:=408/[.C88]" office:value-type="float" office:value="52.3076923076923" calcext:value-type="float">
            <text:p>52.3076923076923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807" calcext:value-type="float">
            <text:p>4807</text:p>
          </table:table-cell>
          <table:table-cell office:value-type="float" office:value="7.4" calcext:value-type="float">
            <text:p>7.4</text:p>
          </table:table-cell>
          <table:table-cell table:formula="of:=408/[.C89]" office:value-type="float" office:value="55.1351351351351" calcext:value-type="float">
            <text:p>55.1351351351351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681" calcext:value-type="float">
            <text:p>5681</text:p>
          </table:table-cell>
          <table:table-cell office:value-type="float" office:value="7.2" calcext:value-type="float">
            <text:p>7.2</text:p>
          </table:table-cell>
          <table:table-cell table:formula="of:=408/[.C90]" office:value-type="float" office:value="56.6666666666667" calcext:value-type="float">
            <text:p>56.6666666666667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944" calcext:value-type="float">
            <text:p>6944</text:p>
          </table:table-cell>
          <table:table-cell office:value-type="float" office:value="6.9" calcext:value-type="float">
            <text:p>6.9</text:p>
          </table:table-cell>
          <table:table-cell table:formula="of:=408/[.C91]" office:value-type="float" office:value="59.1304347826087" calcext:value-type="float">
            <text:p>59.1304347826087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812" calcext:value-type="float">
            <text:p>7812</text:p>
          </table:table-cell>
          <table:table-cell office:value-type="float" office:value="6.8" calcext:value-type="float">
            <text:p>6.8</text:p>
          </table:table-cell>
          <table:table-cell table:formula="of:=408/[.C92]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8928" calcext:value-type="float">
            <text:p>8928</text:p>
          </table:table-cell>
          <table:table-cell table:style-name="ce2" office:value-type="float" office:value="6.6" calcext:value-type="float">
            <text:p>6.6</text:p>
          </table:table-cell>
          <table:table-cell table:formula="of:=408/[.C93]" office:value-type="float" office:value="61.8181818181818" calcext:value-type="float">
            <text:p>61.8181818181818</text:p>
          </table:table-cell>
          <table:table-cell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0416" calcext:value-type="float">
            <text:p>10416</text:p>
          </table:table-cell>
          <table:table-cell office:value-type="float" office:value="6.5" calcext:value-type="float">
            <text:p>6.5</text:p>
          </table:table-cell>
          <table:table-cell table:formula="of:=408/[.C94]" office:value-type="float" office:value="62.7692307692308" calcext:value-type="float">
            <text:p>62.7692307692308</text:p>
          </table:table-cell>
          <table:table-cell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2500" calcext:value-type="float">
            <text:p>12500</text:p>
          </table:table-cell>
          <table:table-cell office:value-type="float" office:value="6.4" calcext:value-type="float">
            <text:p>6.4</text:p>
          </table:table-cell>
          <table:table-cell table:formula="of:=408/[.C95]" office:value-type="float" office:value="63.75" calcext:value-type="float">
            <text:p>63.75</text:p>
          </table:table-cell>
          <table:table-cell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5625" calcext:value-type="float">
            <text:p>15625</text:p>
          </table:table-cell>
          <table:table-cell office:value-type="float" office:value="6.3" calcext:value-type="float">
            <text:p>6.3</text:p>
          </table:table-cell>
          <table:table-cell table:formula="of:=408/[.C96]" office:value-type="float" office:value="64.7619047619048" calcext:value-type="float">
            <text:p>64.7619047619048</text:p>
          </table:table-cell>
          <table:table-cell/>
        </table:table-row>
        <table:table-row table:style-name="ro1">
          <table:table-cell table:style-name="ce2" office:value-type="float" office:value="21000" calcext:value-type="float">
            <text:p>21000</text:p>
          </table:table-cell>
          <table:table-cell table:style-name="ce2" office:value-type="float" office:value="20833" calcext:value-type="float">
            <text:p>20833</text:p>
          </table:table-cell>
          <table:table-cell table:style-name="ce2" office:value-type="float" office:value="6.1" calcext:value-type="float">
            <text:p>6.1</text:p>
          </table:table-cell>
          <table:table-cell table:style-name="ce2" table:formula="of:=408/[.C97]" office:value-type="float" office:value="66.8852459016394" calcext:value-type="float">
            <text:p>66.8852459016394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4000" calcext:value-type="float">
            <text:p>24000</text:p>
          </table:table-cell>
          <table:table-cell office:value-type="float" office:value="6.1" calcext:value-type="float">
            <text:p>6.1</text:p>
          </table:table-cell>
          <table:table-cell table:style-name="ce2" table:formula="of:=408/[.C98]" office:value-type="float" office:value="66.8852459016394" calcext:value-type="float">
            <text:p>66.88524590163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19:05:00.916890070</meta:creation-date>
    <dc:date>2023-01-01T19:54:47.801810859</dc:date>
    <meta:editing-duration>PT49M46S</meta:editing-duration>
    <meta:editing-cycles>4</meta:editing-cycles>
    <meta:generator>LibreOffice/7.4.3.2$Linux_X86_64 LibreOffice_project/40$Build-2</meta:generator>
    <meta:document-statistic meta:table-count="1" meta:cell-count="249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952cm" style:legend-expansion="high" chart:style-name="ch2"/>
        <chart:plot-area chart:style-name="ch3" table:cell-range-address="'probe-clock'.B11:'probe-clock'.B20 'probe-clock'.D11:'probe-clock'.D20" chart:data-source-has-labels="row" svg:x="0.32cm" svg:y="0.18cm" svg:width="12.825cm" svg:height="8.64cm">
          <chart:coordinate-region svg:x="1.312cm" svg:y="0.379cm" svg:width="11.2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probe-clock'.B12:'probe-clock'.B20" chart:label-cell-address="'probe-clock'.B11:'probe-clock'.B11" chart:class="chart:line">
            <chart:data-point chart:repeated="9"/>
          </chart:series>
          <chart:series chart:attached-axis="secondary-y" chart:style-name="ch8" chart:values-cell-range-address="'probe-clock'.D12:'probe-clock'.D20" chart:label-cell-address="'probe-clock'.D11:'probe-clock'.D1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-eff</text:p>
                <draw:g>
                  <svg:desc>'probe-clock'.B11:'probe-clock'.B11</svg:desc>
                </draw:g>
              </table:table-cell>
              <table:table-cell office:value-type="string">
                <text:p>408/t</text:p>
                <draw:g>
                  <svg:desc>'probe-clock'.D11:'probe-clock'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probe-clock'.B12:'probe-clock'.B20</svg:desc>
                </draw:g>
              </table:table-cell>
              <table:table-cell office:value-type="float" office:value="21.139896373057">
                <text:p>21.139896373057</text:p>
                <draw:g>
                  <svg:desc>'probe-clock'.D12:'probe-clock'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2">
                <text:p>992</text:p>
              </table:table-cell>
              <table:table-cell office:value-type="float" office:value="32.3809523809524">
                <text:p>32.3809523809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3">
                <text:p>1953</text:p>
              </table:table-cell>
              <table:table-cell office:value-type="float" office:value="44.3478260869565">
                <text:p>44.3478260869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76">
                <text:p>297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6">
                <text:p>3906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7">
                <text:p>4807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81">
                <text:p>5681</text:p>
              </table:table-cell>
              <table:table-cell office:value-type="float" office:value="58.2857142857143">
                <text:p>58.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44">
                <text:p>6944</text:p>
              </table:table-cell>
              <table:table-cell office:value-type="float" office:value="60.8955223880597">
                <text:p>60.8955223880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12">
                <text:p>7812</text:p>
              </table:table-cell>
              <table:table-cell office:value-type="float" office:value="61.8181818181818">
                <text:p>61.81818181818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952cm" style:legend-expansion="high" chart:style-name="ch2"/>
        <chart:plot-area chart:style-name="ch3" table:cell-range-address="'probe-clock'.B36:'probe-clock'.B49 'probe-clock'.D36:'probe-clock'.D49" chart:data-source-has-labels="row" svg:x="0.32cm" svg:y="0.18cm" svg:width="12.825cm" svg:height="8.64cm">
          <chart:coordinate-region svg:x="1.497cm" svg:y="0.379cm" svg:width="11.0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probe-clock'.B37:'probe-clock'.B49" chart:label-cell-address="'probe-clock'.B36:'probe-clock'.B36" chart:class="chart:line">
            <chart:data-point chart:repeated="13"/>
          </chart:series>
          <chart:series chart:attached-axis="secondary-y" chart:style-name="ch8" chart:values-cell-range-address="'probe-clock'.D37:'probe-clock'.D49" chart:label-cell-address="'probe-clock'.D36:'probe-clock'.D36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-eff</text:p>
                <draw:g>
                  <svg:desc>'probe-clock'.B36:'probe-clock'.B36</svg:desc>
                </draw:g>
              </table:table-cell>
              <table:table-cell office:value-type="string">
                <text:p>408/t</text:p>
                <draw:g>
                  <svg:desc>'probe-clock'.D36:'probe-clock'.D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probe-clock'.B37:'probe-clock'.B49</svg:desc>
                </draw:g>
              </table:table-cell>
              <table:table-cell office:value-type="float" office:value="20.7106598984772">
                <text:p>20.7106598984772</text:p>
                <draw:g>
                  <svg:desc>'probe-clock'.D37:'probe-clock'.D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2">
                <text:p>992</text:p>
              </table:table-cell>
              <table:table-cell office:value-type="float" office:value="32.1259842519685">
                <text:p>32.1259842519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3">
                <text:p>1953</text:p>
              </table:table-cell>
              <table:table-cell office:value-type="float" office:value="43.8709677419355">
                <text:p>43.8709677419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76">
                <text:p>2976</text:p>
              </table:table-cell>
              <table:table-cell office:value-type="float" office:value="50.3703703703704">
                <text:p>50.3703703703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6">
                <text:p>3906</text:p>
              </table:table-cell>
              <table:table-cell office:value-type="float" office:value="53.6842105263158">
                <text:p>53.6842105263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7">
                <text:p>4807</text:p>
              </table:table-cell>
              <table:table-cell office:value-type="float" office:value="55.8904109589041">
                <text:p>55.8904109589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81">
                <text:p>5681</text:p>
              </table:table-cell>
              <table:table-cell office:value-type="float" office:value="58.2857142857143">
                <text:p>58.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44">
                <text:p>6944</text:p>
              </table:table-cell>
              <table:table-cell office:value-type="float" office:value="60.8955223880597">
                <text:p>60.8955223880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12">
                <text:p>7812</text:p>
              </table:table-cell>
              <table:table-cell office:value-type="float" office:value="61.8181818181818">
                <text:p>61.81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28">
                <text:p>8928</text:p>
              </table:table-cell>
              <table:table-cell office:value-type="float" office:value="62.7692307692308">
                <text:p>62.7692307692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16">
                <text:p>10416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0">
                <text:p>12500</text:p>
              </table:table-cell>
              <table:table-cell office:value-type="float" office:value="64.7619047619048">
                <text:p>64.7619047619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625">
                <text:p>15625</text:p>
              </table:table-cell>
              <table:table-cell office:value-type="float" office:value="65.8064516129032">
                <text:p>65.80645161290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952cm" style:legend-expansion="high" chart:style-name="ch2"/>
        <chart:plot-area chart:style-name="ch3" table:cell-range-address="'probe-clock'.B59:'probe-clock'.B74 'probe-clock'.D59:'probe-clock'.D74" chart:data-source-has-labels="row" svg:x="0.32cm" svg:y="0.18cm" svg:width="12.825cm" svg:height="8.64cm">
          <chart:coordinate-region svg:x="1.497cm" svg:y="0.379cm" svg:width="11.0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probe-clock'.B60:'probe-clock'.B74" chart:label-cell-address="'probe-clock'.B59:'probe-clock'.B59" chart:class="chart:line">
            <chart:data-point chart:repeated="15"/>
          </chart:series>
          <chart:series chart:attached-axis="secondary-y" chart:style-name="ch8" chart:values-cell-range-address="'probe-clock'.D60:'probe-clock'.D74" chart:label-cell-address="'probe-clock'.D59:'probe-clock'.D59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-eff</text:p>
                <draw:g>
                  <svg:desc>'probe-clock'.B59:'probe-clock'.B59</svg:desc>
                </draw:g>
              </table:table-cell>
              <table:table-cell office:value-type="string">
                <text:p>408/t</text:p>
                <draw:g>
                  <svg:desc>'probe-clock'.D59:'probe-clock'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probe-clock'.B60:'probe-clock'.B74</svg:desc>
                </draw:g>
              </table:table-cell>
              <table:table-cell office:value-type="float" office:value="19.9024390243902">
                <text:p>19.9024390243902</text:p>
                <draw:g>
                  <svg:desc>'probe-clock'.D60:'probe-clock'.D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2">
                <text:p>992</text:p>
              </table:table-cell>
              <table:table-cell office:value-type="float" office:value="30.9090909090909">
                <text:p>30.909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3">
                <text:p>1953</text:p>
              </table:table-cell>
              <table:table-cell office:value-type="float" office:value="42.9473684210526">
                <text:p>42.9473684210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76">
                <text:p>2976</text:p>
              </table:table-cell>
              <table:table-cell office:value-type="float" office:value="49.1566265060241">
                <text:p>49.1566265060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6">
                <text:p>3906</text:p>
              </table:table-cell>
              <table:table-cell office:value-type="float" office:value="53.6842105263158">
                <text:p>53.6842105263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7">
                <text:p>4807</text:p>
              </table:table-cell>
              <table:table-cell office:value-type="float" office:value="55.8904109589041">
                <text:p>55.8904109589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81">
                <text:p>5681</text:p>
              </table:table-cell>
              <table:table-cell office:value-type="float" office:value="58.2857142857143">
                <text:p>58.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44">
                <text:p>69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12">
                <text:p>7812</text:p>
              </table:table-cell>
              <table:table-cell office:value-type="float" office:value="60.8955223880597">
                <text:p>60.8955223880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28">
                <text:p>8928</text:p>
              </table:table-cell>
              <table:table-cell office:value-type="float" office:value="61.8181818181818">
                <text:p>61.8181818181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16">
                <text:p>10416</text:p>
              </table:table-cell>
              <table:table-cell office:value-type="float" office:value="62.7692307692308">
                <text:p>62.7692307692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0">
                <text:p>12500</text:p>
              </table:table-cell>
              <table:table-cell office:value-type="float" office:value="64.7619047619048">
                <text:p>64.7619047619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625">
                <text:p>15625</text:p>
              </table:table-cell>
              <table:table-cell office:value-type="float" office:value="65.8064516129032">
                <text:p>65.80645161290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33">
                <text:p>20833</text:p>
              </table:table-cell>
              <table:table-cell office:value-type="float" office:value="66.8852459016394">
                <text:p>66.8852459016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0">
                <text:p>24000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952cm" style:legend-expansion="high" chart:style-name="ch2"/>
        <chart:plot-area chart:style-name="ch3" table:cell-range-address="'probe-clock'.B83:'probe-clock'.B98 'probe-clock'.D83:'probe-clock'.D98" chart:data-source-has-labels="row" svg:x="0.32cm" svg:y="0.18cm" svg:width="12.825cm" svg:height="8.64cm">
          <chart:coordinate-region svg:x="1.497cm" svg:y="0.379cm" svg:width="11.0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probe-clock'.B84:'probe-clock'.B98" chart:label-cell-address="'probe-clock'.B83:'probe-clock'.B83" chart:class="chart:line">
            <chart:data-point chart:repeated="15"/>
          </chart:series>
          <chart:series chart:attached-axis="secondary-y" chart:style-name="ch8" chart:values-cell-range-address="'probe-clock'.D84:'probe-clock'.D98" chart:label-cell-address="'probe-clock'.D83:'probe-clock'.D8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-eff</text:p>
                <draw:g>
                  <svg:desc>'probe-clock'.B83:'probe-clock'.B83</svg:desc>
                </draw:g>
              </table:table-cell>
              <table:table-cell office:value-type="string">
                <text:p>408/t</text:p>
                <draw:g>
                  <svg:desc>'probe-clock'.D83:'probe-clock'.D8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probe-clock'.B84:'probe-clock'.B98</svg:desc>
                </draw:g>
              </table:table-cell>
              <table:table-cell office:value-type="float" office:value="18.0530973451327">
                <text:p>18.0530973451327</text:p>
                <draw:g>
                  <svg:desc>'probe-clock'.D84:'probe-clock'.D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2">
                <text:p>992</text:p>
              </table:table-cell>
              <table:table-cell office:value-type="float" office:value="29.1428571428571">
                <text:p>29.142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3">
                <text:p>1953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76">
                <text:p>297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6">
                <text:p>3906</text:p>
              </table:table-cell>
              <table:table-cell office:value-type="float" office:value="52.3076923076923">
                <text:p>52.3076923076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7">
                <text:p>4807</text:p>
              </table:table-cell>
              <table:table-cell office:value-type="float" office:value="55.1351351351351">
                <text:p>55.1351351351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81">
                <text:p>5681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44">
                <text:p>6944</text:p>
              </table:table-cell>
              <table:table-cell office:value-type="float" office:value="59.1304347826087">
                <text:p>59.1304347826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12">
                <text:p>78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28">
                <text:p>8928</text:p>
              </table:table-cell>
              <table:table-cell office:value-type="float" office:value="61.8181818181818">
                <text:p>61.8181818181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16">
                <text:p>10416</text:p>
              </table:table-cell>
              <table:table-cell office:value-type="float" office:value="62.7692307692308">
                <text:p>62.7692307692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500">
                <text:p>12500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625">
                <text:p>15625</text:p>
              </table:table-cell>
              <table:table-cell office:value-type="float" office:value="64.7619047619048">
                <text:p>64.7619047619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833">
                <text:p>20833</text:p>
              </table:table-cell>
              <table:table-cell office:value-type="float" office:value="66.8852459016394">
                <text:p>66.8852459016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0">
                <text:p>24000</text:p>
              </table:table-cell>
              <table:table-cell office:value-type="float" office:value="66.8852459016394">
                <text:p>66.88524590163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